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if" svg:font-family="'Liberation Se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style:writing-mode="pag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05092a" officeooo:paragraph-rsid="000e2dc5"/>
    </style:style>
    <style:style style:name="P4" style:family="paragraph" style:parent-style-name="Heading_20_3">
      <style:text-properties officeooo:paragraph-rsid="00091b2c"/>
    </style:style>
    <style:style style:name="P5" style:family="paragraph" style:parent-style-name="Heading_20_3">
      <style:text-properties officeooo:paragraph-rsid="000e2dc5"/>
    </style:style>
    <style:style style:name="P6" style:family="paragraph" style:parent-style-name="Heading_20_3">
      <style:text-properties officeooo:paragraph-rsid="000e8a20"/>
    </style:style>
    <style:style style:name="P7" style:family="paragraph" style:parent-style-name="Standard">
      <style:text-properties officeooo:rsid="0005092a" officeooo:paragraph-rsid="0005092a"/>
    </style:style>
    <style:style style:name="P8" style:family="paragraph" style:parent-style-name="Standard">
      <style:text-properties officeooo:rsid="0005092a" officeooo:paragraph-rsid="00060029"/>
    </style:style>
    <style:style style:name="P9" style:family="paragraph" style:parent-style-name="Standard">
      <style:text-properties officeooo:rsid="0005092a" officeooo:paragraph-rsid="000699c2"/>
    </style:style>
    <style:style style:name="P10" style:family="paragraph" style:parent-style-name="Standard">
      <style:text-properties officeooo:rsid="0005092a" officeooo:paragraph-rsid="00091b2c"/>
    </style:style>
    <style:style style:name="P11" style:family="paragraph" style:parent-style-name="Standard">
      <style:text-properties officeooo:rsid="0005092a" officeooo:paragraph-rsid="000e2dc5"/>
    </style:style>
    <style:style style:name="P12" style:family="paragraph" style:parent-style-name="Standard">
      <style:text-properties officeooo:rsid="0005092a" officeooo:paragraph-rsid="0011207f"/>
    </style:style>
    <style:style style:name="P13" style:family="paragraph" style:parent-style-name="Standard">
      <style:text-properties fo:font-weight="bold" officeooo:rsid="0005092a" officeooo:paragraph-rsid="000699c2" style:font-weight-asian="bold" style:font-weight-complex="bold"/>
    </style:style>
    <style:style style:name="P14" style:family="paragraph" style:parent-style-name="Standard">
      <style:text-properties officeooo:rsid="0007d3cb" officeooo:paragraph-rsid="0007d3cb"/>
    </style:style>
    <style:style style:name="P15" style:family="paragraph" style:parent-style-name="Standard">
      <style:text-properties officeooo:rsid="000b9498" officeooo:paragraph-rsid="000b9498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text-properties style:font-name="Liberation Seif" fo:font-size="12pt" fo:font-style="normal" style:font-name-asian="Noto Sans CJK SC" style:font-size-asian="12pt" style:font-style-asian="normal" style:font-name-complex="Lohit Devanagari1" style:font-size-complex="12pt" style:font-style-complex="normal"/>
    </style:style>
    <style:style style:name="P19" style:family="paragraph" style:parent-style-name="Text_20_body">
      <style:text-properties officeooo:rsid="0005092a" officeooo:paragraph-rsid="000b9498"/>
    </style:style>
    <style:style style:name="T1" style:family="text">
      <style:text-properties officeooo:rsid="00060029"/>
    </style:style>
    <style:style style:name="T2" style:family="text">
      <style:text-properties officeooo:rsid="0009cb0a"/>
    </style:style>
    <style:style style:name="T3" style:family="text">
      <style:text-properties officeooo:rsid="000b9498"/>
    </style:style>
    <style:style style:name="T4" style:family="text">
      <style:text-properties fo:font-weight="bold" officeooo:rsid="00060029" style:font-weight-asian="bold" style:font-weight-complex="bold"/>
    </style:style>
    <style:style style:name="T5" style:family="text">
      <style:text-properties fo:font-weight="bold" officeooo:rsid="000e8a20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37_1923721532"/>Lab 6 : Cache<text:bookmark-end text:name="__RefHeading___Toc137_1923721532"/></text:h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37_1923721532" text:style-name="Index_20_Link" text:visited-style-name="Index_20_Link">Lab 6 : Cache<text:tab/>1</text:a></text:p>
          <text:p text:style-name="P1"><text:a xlink:type="simple" xlink:href="#__RefHeading___Toc139_1923721532" text:style-name="Index_20_Link" text:visited-style-name="Index_20_Link">Program 1: Hello.c<text:tab/>1</text:a></text:p>
          <text:p text:style-name="P2"><text:a xlink:type="simple" xlink:href="#__RefHeading___Toc141_1923721532" text:style-name="Index_20_Link" text:visited-style-name="Index_20_Link">Comparison<text:tab/>2</text:a></text:p>
          <text:p text:style-name="P1"><text:a xlink:type="simple" xlink:href="#__RefHeading___Toc143_1923721532" text:style-name="Index_20_Link" text:visited-style-name="Index_20_Link">Program 2: Hello.cpp<text:tab/>2</text:a></text:p>
          <text:p text:style-name="P2"><text:a xlink:type="simple" xlink:href="#__RefHeading___Toc145_1923721532" text:style-name="Index_20_Link" text:visited-style-name="Index_20_Link">Comparison<text:tab/>3</text:a></text:p>
          <text:p text:style-name="P1"><text:a xlink:type="simple" xlink:href="#__RefHeading___Toc147_1923721532" text:style-name="Index_20_Link" text:visited-style-name="Index_20_Link">Program 3: matrix-mul-col-major<text:tab/>3</text:a></text:p>
          <text:p text:style-name="P2"><text:a xlink:type="simple" xlink:href="#__RefHeading___Toc149_1923721532" text:style-name="Index_20_Link" text:visited-style-name="Index_20_Link">Comparison<text:tab/>4</text:a></text:p>
          <text:p text:style-name="P1"><text:a xlink:type="simple" xlink:href="#__RefHeading___Toc151_1923721532" text:style-name="Index_20_Link" text:visited-style-name="Index_20_Link">Program 4: matrix-mul-row-major<text:tab/>4</text:a></text:p>
          <text:p text:style-name="P2"><text:a xlink:type="simple" xlink:href="#__RefHeading___Toc153_1923721532" text:style-name="Index_20_Link" text:visited-style-name="Index_20_Link">Comparison<text:tab/>5</text:a></text:p>
        </text:index-body>
      </text:table-of-content>
      <text:h text:style-name="Heading_20_1" text:outline-level="1"/>
      <text:h text:style-name="Heading_20_1" text:outline-level="1"><text:bookmark-start text:name="__RefHeading___Toc139_1923721532"/>Program 1: Hello.c<text:bookmark-end text:name="__RefHeading___Toc139_1923721532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3">Performance data for hello_c.LI.mem</text:p>
            <text:p text:style-name="P9">misses: <text:s text:c="11"/>8831</text:p>
            <text:p text:style-name="P9">total accesses: <text:s/>180723</text:p>
            <text:p text:style-name="P9">Miss rate: <text:s text:c="8"/>4.89</text:p>
            <text:p text:style-name="P9">Way bits: <text:s text:c="12"/>2</text:p>
            <text:p text:style-name="P9">Set bits: <text:s text:c="11"/>10</text:p>
            <text:p text:style-name="P9">Tag bits: <text:s text:c="11"/>18</text:p>
            <text:p text:style-name="P9">Associativity: <text:s text:c="7"/>2</text:p>
            <text:p text:style-name="P9">Cache Size: <text:s text:c="6"/>32768</text:p>
            <text:p text:style-name="P9">Replacement: <text:s text:c="7"/>LRU</text:p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Performance data for hello_c.L.mem</text:p>
            <text:p text:style-name="P9">misses: <text:s text:c="11"/>4765</text:p>
            <text:p text:style-name="P9">total accesses: <text:s text:c="2"/>33884</text:p>
            <text:p text:style-name="P9">Miss rate: <text:s text:c="7"/>14.06</text:p>
            <text:p text:style-name="P9">Way bits: <text:s text:c="12"/>2</text:p>
            <text:p text:style-name="P9">Set bits: <text:s text:c="12"/>9</text:p>
            <text:p text:style-name="P9">Tag bits: <text:s text:c="11"/>19</text:p>
            <text:p text:style-name="P9">Associativity: <text:s text:c="7"/>2</text:p>
            <text:p text:style-name="P9">Cache Size: <text:s text:c="6"/>16384</text:p>
            <text:p text:style-name="P9">Replacement: <text:s text:c="7"/>LRU</text:p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9"/>
            <text:p text:style-name="P13">Performance data for hello_c.I.mem</text:p>
            <text:p text:style-name="P9">misses: <text:s text:c="11"/>5231</text:p>
            <text:p text:style-name="P9">total accesses: <text:s/>146839</text:p>
            <text:p text:style-name="P9">Miss rate: <text:s text:c="8"/>3.56</text:p>
            <text:p text:style-name="P9">Way bits: <text:s text:c="12"/>2</text:p>
            <text:p text:style-name="P9"><text:soft-page-break/>Set bits: <text:s text:c="12"/>8</text:p>
            <text:p text:style-name="P9">Tag bits: <text:s text:c="11"/>20</text:p>
            <text:p text:style-name="P9">Associativity: <text:s text:c="7"/>2</text:p>
            <text:p text:style-name="P9">Cache Size: <text:s text:c="7"/>8192</text:p>
            <text:p text:style-name="P9">Replacement: <text:s text:c="7"/>LRU</text:p>
          </table:table-cell>
        </table:table-row>
      </table:table>
      <text:p text:style-name="P7"/>
      <text:p text:style-name="P7"/>
      <text:p text:style-name="P7"/>
      <text:p text:style-name="P7"/>
      <text:h text:style-name="Heading_20_3" text:outline-level="3"><text:bookmark-start text:name="__RefHeading___Toc141_1923721532"/>Comparison <text:bookmark-end text:name="__RefHeading___Toc141_1923721532"/></text:h>
      <text:p text:style-name="P8"><text:span text:style-name="T1">((</text:span>4765 <text:span text:style-name="T1">+ </text:span>5231<text:span text:style-name="T1">) / (</text:span>33884 <text:span text:style-name="T1">+ </text:span>146839<text:span text:style-name="T1">) )* 100 = <text:s/>5.53 miss rate as compare to 4.89 miss rate of </text:span>hello_c.LI.mem</text:p>
      <text:p text:style-name="P7"/>
      <text:p text:style-name="P7"/>
      <text:p text:style-name="P7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143_1923721532"/>Program 2: Hello.cpp<text:bookmark-end text:name="__RefHeading___Toc143_1923721532"/></text:h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Performance data for hello_cpp.LI.mem</text:p>
            <text:p text:style-name="Table_20_Contents">misses: <text:s text:c="10"/>38350</text:p>
            <text:p text:style-name="Table_20_Contents">total accesses: 2829662</text:p>
            <text:p text:style-name="Table_20_Contents">Miss rate: <text:s text:c="8"/>1.36</text:p>
            <text:p text:style-name="Table_20_Contents">Way bits: <text:s text:c="12"/>2</text:p>
            <text:p text:style-name="Table_20_Contents">Set bits: <text:s text:c="11"/>10</text:p>
            <text:p text:style-name="Table_20_Contents">Tag bits: <text:s text:c="11"/>18</text:p>
            <text:p text:style-name="Table_20_Contents">Associativity: <text:s text:c="7"/>2</text:p>
            <text:p text:style-name="Table_20_Contents">Cache Size: <text:s text:c="6"/>32768</text:p>
            <text:p text:style-name="Table_20_Contents">Replacement: <text:s text:c="7"/>LRU</text:p>
          </table:table-cell>
        </table:table-row>
      </table:table>
      <text:p text:style-name="P14"/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6">Performance data for hello_cpp.L.mem</text:p>
            <text:p text:style-name="Table_20_Contents">misses: <text:s text:c="10"/>31332</text:p>
            <text:p text:style-name="Table_20_Contents">total accesses: <text:s/>545012</text:p>
            <text:p text:style-name="Table_20_Contents">Miss rate: <text:s text:c="8"/>5.75</text:p>
            <text:p text:style-name="Table_20_Contents">Way bits: <text:s text:c="12"/>2</text:p>
            <text:p text:style-name="Table_20_Contents">Set bits: <text:s text:c="12"/>9</text:p>
            <text:p text:style-name="Table_20_Contents">Tag bits: <text:s text:c="11"/>19</text:p>
            <text:p text:style-name="Table_20_Contents">Associativity: <text:s text:c="7"/>2</text:p>
            <text:p text:style-name="Table_20_Contents">Cache Size: <text:s text:c="6"/>16384</text:p>
            <text:p text:style-name="Table_20_Contents">Replacement: <text:s text:c="7"/>LRU</text:p>
          </table:table-cell>
        </table:table-row>
      </table:table>
      <text:p text:style-name="P14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16">Performance data for hello_cpp.I.mem</text:p>
            <text:p text:style-name="Table_20_Contents">misses: <text:s text:c="10"/>28272</text:p>
            <text:p text:style-name="Table_20_Contents">total accesses: 2284650</text:p>
            <text:p text:style-name="Table_20_Contents"><text:soft-page-break/>Miss rate: <text:s text:c="8"/>1.24</text:p>
            <text:p text:style-name="Table_20_Contents">Way bits: <text:s text:c="12"/>2</text:p>
            <text:p text:style-name="Table_20_Contents">Set bits: <text:s text:c="12"/>8</text:p>
            <text:p text:style-name="Table_20_Contents">Tag bits: <text:s text:c="11"/>20</text:p>
            <text:p text:style-name="Table_20_Contents">Associativity: <text:s text:c="7"/>2</text:p>
            <text:p text:style-name="Table_20_Contents">Cache Size: <text:s text:c="7"/>8192</text:p>
            <text:p text:style-name="Table_20_Contents">Replacement: <text:s text:c="7"/>LRU</text:p>
          </table:table-cell>
        </table:table-row>
      </table:table>
      <text:p text:style-name="P7"/>
      <text:p text:style-name="P7"/>
      <text:h text:style-name="P4" text:outline-level="3"><text:bookmark-start text:name="__RefHeading___Toc145_1923721532"/>Comparison <text:bookmark-end text:name="__RefHeading___Toc145_1923721532"/></text:h>
      <text:p text:style-name="P10"><text:span text:style-name="T1">((31332</text:span> <text:span text:style-name="T1">+ 28272) / (545012</text:span> <text:span text:style-name="T1">+ 2284650) )* 100 = <text:s/>2.106 miss rate as compare to 1.36 miss rate of </text:span>hello_c<text:span text:style-name="T2">pp</text:span>.LI.mem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15"/>
      <text:h text:style-name="Heading_20_1" text:outline-level="1"><text:bookmark-start text:name="__RefHeading___Toc147_1923721532"/>Program 3: matrix-mul-col-major<text:bookmark-end text:name="__RefHeading___Toc147_1923721532"/></text:h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16">Performance data for matrix-mul-col-major.LI.mem</text:p>
            <text:p text:style-name="Table_20_Contents">misses: <text:s text:c="10"/>46256</text:p>
            <text:p text:style-name="Table_20_Contents">total accesses: 3566455</text:p>
            <text:p text:style-name="Table_20_Contents">Miss rate: <text:s text:c="8"/>1.30</text:p>
            <text:p text:style-name="Table_20_Contents">Way bits: <text:s text:c="12"/>2</text:p>
            <text:p text:style-name="Table_20_Contents">Set bits: <text:s text:c="11"/>10</text:p>
            <text:p text:style-name="Table_20_Contents">Tag bits: <text:s text:c="11"/>18</text:p>
            <text:p text:style-name="Table_20_Contents">Associativity: <text:s text:c="7"/>2</text:p>
            <text:p text:style-name="Table_20_Contents">Cache Size: <text:s text:c="6"/>32768</text:p>
            <text:p text:style-name="Table_20_Contents">Replacement: <text:s text:c="7"/>LRU</text:p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row>
          <table:table-cell table:style-name="Table8.A1" office:value-type="string">
            <text:p text:style-name="P17">Performance data for matrix-mul-col-major.L.mem</text:p>
            <text:p text:style-name="Table_20_Contents">misses: <text:s text:c="10"/>37776</text:p>
            <text:p text:style-name="Table_20_Contents">total accesses: <text:s/>781626</text:p>
            <text:p text:style-name="Table_20_Contents">Miss rate: <text:s text:c="8"/>4.83</text:p>
            <text:p text:style-name="Table_20_Contents">Way bits: <text:s text:c="12"/>2</text:p>
            <text:p text:style-name="Table_20_Contents">Set bits: <text:s text:c="12"/>9</text:p>
            <text:p text:style-name="Table_20_Contents">Tag bits: <text:s text:c="11"/>19</text:p>
            <text:p text:style-name="Table_20_Contents">Associativity: <text:s text:c="7"/>2</text:p>
            <text:p text:style-name="Table_20_Contents">Cache Size: <text:s text:c="6"/>16384</text:p>
            <text:p text:style-name="Table_20_Contents">Replacement: <text:s text:c="7"/>LRU</text:p>
          </table:table-cell>
        </table:table-row>
      </table:table>
      <text:p text:style-name="P15"/>
      <text:p text:style-name="P15"/>
      <table:table table:name="Table9" table:style-name="Table9">
        <table:table-column table:style-name="Table9.A"/>
        <table:table-row>
          <table:table-cell table:style-name="Table9.A1" office:value-type="string">
            <text:p text:style-name="P16">Performance data for matrix-mul-col-major.I.mem</text:p>
            <text:p text:style-name="Table_20_Contents">misses: <text:s text:c="10"/>30476</text:p>
            <text:p text:style-name="Table_20_Contents">total accesses: 2784829</text:p>
            <text:p text:style-name="Table_20_Contents"><text:soft-page-break/>Miss rate: <text:s text:c="8"/>1.09</text:p>
            <text:p text:style-name="Table_20_Contents">Way bits: <text:s text:c="12"/>2</text:p>
            <text:p text:style-name="Table_20_Contents">Set bits: <text:s text:c="12"/>8</text:p>
            <text:p text:style-name="Table_20_Contents">Tag bits: <text:s text:c="11"/>20</text:p>
            <text:p text:style-name="Table_20_Contents">Associativity: <text:s text:c="7"/>2</text:p>
            <text:p text:style-name="Table_20_Contents">Cache Size: <text:s text:c="7"/>8192</text:p>
            <text:p text:style-name="Table_20_Contents">Replacement: <text:s text:c="7"/>LRU</text:p>
          </table:table-cell>
        </table:table-row>
      </table:table>
      <text:p text:style-name="P7"/>
      <text:p text:style-name="P7"/>
      <text:p text:style-name="P7"/>
      <text:h text:style-name="P5" text:outline-level="3"><text:bookmark-start text:name="__RefHeading___Toc149_1923721532"/>Comparison <text:bookmark-end text:name="__RefHeading___Toc149_1923721532"/></text:h>
      <text:p text:style-name="P11"><text:span text:style-name="T1">(( 37776</text:span> <text:span text:style-name="T1">+ 30476) / (781626</text:span> <text:span text:style-name="T1">+ 2784829) )* 100 = <text:s/>1.913 miss rate as compare to 1.30 miss rate of </text:span><text:span text:style-name="T4">matrix-mul-col-major.LI.mem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" text:outline-level="1"><text:bookmark-start text:name="__RefHeading___Toc151_1923721532"/>Program <text:span text:style-name="T3">4</text:span>: matrix-mul-<text:span text:style-name="T3">row</text:span>-major<text:bookmark-end text:name="__RefHeading___Toc151_1923721532"/></text:h>
      <text:p text:style-name="P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">Performance data for matrix-mul-row-major.LI.mem</text:p>
            <text:p text:style-name="Table_20_Contents">misses: <text:s text:c="10"/>46285</text:p>
            <text:p text:style-name="Table_20_Contents">total accesses: 3566455</text:p>
            <text:p text:style-name="Table_20_Contents">Miss rate: <text:s text:c="8"/>1.30</text:p>
            <text:p text:style-name="Table_20_Contents">Way bits: <text:s text:c="12"/>2</text:p>
            <text:p text:style-name="Table_20_Contents">Set bits: <text:s text:c="11"/>10</text:p>
            <text:p text:style-name="Table_20_Contents">Tag bits: <text:s text:c="11"/>18</text:p>
            <text:p text:style-name="Table_20_Contents">Associativity: <text:s text:c="7"/>2</text:p>
            <text:p text:style-name="Table_20_Contents">Cache Size: <text:s text:c="6"/>32768</text:p>
            <text:p text:style-name="Table_20_Contents">Replacement: <text:s text:c="7"/>LRU</text:p>
          </table:table-cell>
        </table:table-row>
      </table:table>
      <text:p text:style-name="P7"/>
      <text:p text:style-name="P7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">Performance data for matrix-mul-row-major.L.mem</text:p>
            <text:p text:style-name="Table_20_Contents">misses: <text:s text:c="10"/>37739</text:p>
            <text:p text:style-name="Table_20_Contents">total accesses: <text:s/>781626</text:p>
            <text:p text:style-name="Table_20_Contents">Miss rate: <text:s text:c="8"/>4.83</text:p>
            <text:p text:style-name="Table_20_Contents">Way bits: <text:s text:c="12"/>2</text:p>
            <text:p text:style-name="Table_20_Contents">Set bits: <text:s text:c="12"/>9</text:p>
            <text:p text:style-name="Table_20_Contents">Tag bits: <text:s text:c="11"/>19</text:p>
            <text:p text:style-name="Table_20_Contents">Associativity: <text:s text:c="7"/>2</text:p>
            <text:p text:style-name="Table_20_Contents">Cache Size: <text:s text:c="6"/>16384</text:p>
            <text:p text:style-name="Table_20_Contents">Replacement: <text:s text:c="7"/>LRU</text:p>
          </table:table-cell>
        </table:table-row>
      </table:table>
      <text:p text:style-name="P7"/>
      <text:p text:style-name="P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Performance data for matrix-mul-row-major.I.mem</text:p>
            <text:p text:style-name="Table_20_Contents">misses: <text:s text:c="10"/>30476</text:p>
            <text:p text:style-name="Table_20_Contents">total accesses: 2784829</text:p>
            <text:p text:style-name="Table_20_Contents"><text:soft-page-break/>Miss rate: <text:s text:c="8"/>1.09</text:p>
            <text:p text:style-name="Table_20_Contents">Way bits: <text:s text:c="12"/>2</text:p>
            <text:p text:style-name="Table_20_Contents">Set bits: <text:s text:c="12"/>8</text:p>
            <text:p text:style-name="Table_20_Contents">Tag bits: <text:s text:c="11"/>20</text:p>
            <text:p text:style-name="Table_20_Contents">Associativity: <text:s text:c="7"/>2</text:p>
            <text:p text:style-name="Table_20_Contents">Cache Size: <text:s text:c="7"/>8192</text:p>
            <text:p text:style-name="Table_20_Contents">Replacement: <text:s text:c="7"/>LRU</text:p>
          </table:table-cell>
        </table:table-row>
      </table:table>
      <text:p text:style-name="P19"/>
      <text:p text:style-name="P19"/>
      <text:p text:style-name="P19"/>
      <text:h text:style-name="P6" text:outline-level="3"><text:bookmark-start text:name="__RefHeading___Toc153_1923721532"/>Comparison <text:bookmark-end text:name="__RefHeading___Toc153_1923721532"/></text:h>
      <text:p text:style-name="P12"><text:span text:style-name="T1">(( 37739</text:span> <text:span text:style-name="T1">+ 30476) / (781626</text:span> <text:span text:style-name="T1">+ 2784829) )* 100 = <text:s/>1.912 miss rate as compare to 1.30 miss rate of </text:span><text:span text:style-name="T4">matrix-mul-</text:span><text:span text:style-name="T5">row</text:span><text:span text:style-name="T4">-major.LI.me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if" svg:font-family="'Liberation Se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7:29:17.282278375</meta:creation-date>
    <dc:date>2024-06-11T18:54:17.119007934</dc:date>
    <meta:editing-duration>PT44M25S</meta:editing-duration>
    <meta:editing-cycles>13</meta:editing-cycles>
    <meta:generator>LibreOffice/7.3.7.2$Linux_X86_64 LibreOffice_project/30$Build-2</meta:generator>
    <meta:document-statistic meta:table-count="12" meta:image-count="0" meta:object-count="0" meta:page-count="5" meta:paragraph-count="143" meta:word-count="474" meta:character-count="3790" meta:non-whitespace-character-count="2566"/>
  </office:meta>
</office:document-meta>
</file>